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5685" officeooo:paragraph-rsid="000e5685"/>
    </style:style>
    <style:style style:name="P2" style:family="paragraph" style:parent-style-name="Standard">
      <style:text-properties officeooo:rsid="000f5647" officeooo:paragraph-rsid="000f56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is deadlock?</text:p>
      <text:p text:style-name="P1">It s a situation that one or <text:s/>more proccess/thread needs the resssources than another one get and this process need a ressource that the first process own </text:p>
      <text:p text:style-name="P1">we can have deadlock if we have:</text:p>
      <text:p text:style-name="P1">mutual exclusion</text:p>
      <text:p text:style-name="P1">hold and wait</text:p>
      <text:p text:style-name="P1">circular wait</text:p>
      <text:p text:style-name="P1">no preemption</text:p>
      <text:p text:style-name="P1"/>
      <text:p text:style-name="P1">what is the difference between deadlock and starvation?</text:p>
      <text:p text:style-name="P1">Starvation occure when one proccess wait indefined time. For example, if one process has lowest priority and a lot with bigger priority this process will wait indefined time</text:p>
      <text:p text:style-name="P1"/>
      <text:p text:style-name="P2">what is race?</text:p>
      <text:p text:style-name="P2">Situation that two or more players want to update shared memory and the result depend on who get first the ressour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09:11:40.266511883</meta:creation-date>
    <dc:date>2019-03-11T08:58:36.331538103</dc:date>
    <meta:editing-duration>PT23H16M35S</meta:editing-duration>
    <meta:editing-cycles>1</meta:editing-cycles>
    <meta:document-statistic meta:table-count="0" meta:image-count="0" meta:object-count="0" meta:page-count="1" meta:paragraph-count="11" meta:word-count="106" meta:character-count="616" meta:non-whitespace-character-count="519"/>
    <meta:generator>LibreOffice/6.0.7.3$Linux_X86_64 LibreOffice_project/00m0$Build-3</meta:generator>
  </office:meta>
</office:document-meta>
</file>